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s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weg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lten Keller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Bül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4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 2*1</text:p>
          </table:table-cell>
          <table:covered-table-cell table:number-columns-repeated="2" table:style-name="ce24"/>
          <table:table-cell table:style-name="ce26" office:value-type="string">
            <text:p>K19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dernweg /Henne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euzeck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2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8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5*Konk. 01716033555</text:p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ldorferstr.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Mark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196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Tulp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1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Umstellen nach links 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